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3">All planet sizes</text:p>
        </text:list-item>
        <text:list-item>
          <text:p text:style-name="P3">Population/defense growth</text:p>
        </text:list-item>
        <text:list-item>
          <text:p text:style-name="P3">Credits</text:p>
        </text:list-item>
        <text:list-item>
          <text:p text:style-name="P3">Missiles</text:p>
        </text:list-item>
        <text:list-item>
          <text:p text:style-name="P3">All ship types</text:p>
        </text:list-item>
        <text:list-item>
          <text:p text:style-name="P3">Better A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00:35:57.18</dc:date>
    <dc:creator>Eric Brown</dc:creator>
    <meta:editing-duration>P1DT15M44S</meta:editing-duration>
    <meta:editing-cycles>8</meta:editing-cycles>
    <meta:generator>LibreOffice/3.5$Windows_x86 LibreOffice_project/7e68ba2-a744ebf-1f241b7-c506db1-7d53735</meta:generator>
    <meta:document-statistic meta:table-count="0" meta:image-count="0" meta:object-count="0" meta:page-count="1" meta:paragraph-count="22" meta:word-count="232" meta:character-count="1234" meta:non-whitespace-character-count="1038"/>
  </office:meta>
</office:document-meta>
</file>